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6dbb63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dbb6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dbb63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dbb63" fo:background-color="transparen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6fb6da" officeooo:paragraph-rsid="0047b038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f0456" officeooo:paragraph-rsid="005f0456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abbce" officeooo:paragraph-rsid="00617e09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abbce" officeooo:paragraph-rsid="005e0252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e0800" officeooo:paragraph-rsid="005e0800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c6f2c" officeooo:paragraph-rsid="005e0800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c6f2c" officeooo:paragraph-rsid="005f0456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d5ad9" officeooo:paragraph-rsid="005e080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90e9e" officeooo:paragraph-rsid="00490e9e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5c6f2c" officeooo:paragraph-rsid="005e0252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755176" officeooo:paragraph-rsid="00755176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5f0456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fdad8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officeooo:rsid="005f0456" officeooo:paragraph-rsid="005f04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officeooo:rsid="005f0456" style:font-weight-asian="bold" style:font-weight-complex="bold"/>
    </style:style>
    <style:style style:name="T3" style:family="text">
      <style:text-properties style:text-underline-style="none" officeooo:rsid="005f0456"/>
    </style:style>
    <style:style style:name="T4" style:family="text">
      <style:text-properties officeooo:rsid="0051722a"/>
    </style:style>
    <style:style style:name="T5" style:family="text">
      <style:text-properties officeooo:rsid="005f0456"/>
    </style:style>
    <style:style style:name="T6" style:family="text">
      <style:text-properties officeooo:rsid="0035db3e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6dbb63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6af1f7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f2abb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e6761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abbce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f0456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fdad8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5c6f2c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7194f7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755176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5abbce" style:font-size-asian="12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e6761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5f0456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fdad8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c279b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5c6f2c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e0800" style:font-size-asian="12pt" style:font-weight-asian="normal" style:font-size-complex="12pt" style:font-weight-complex="normal"/>
    </style:style>
    <style:style style:name="T29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6">xx</text:span> - Controls</text:p>
          </table:table-cell>
          <table:table-cell table:style-name="Table1.B1" office:value-type="string">
            <text:p text:style-name="P4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4">4xx - A2A</text:p>
          </table:table-cell>
          <table:table-cell table:style-name="Table1.D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1"><text:span text:style-name="T18">2</text:span><text:span text:style-name="T8">0</text:span><text:span text:style-name="T18">2</text:span><text:span text:style-name="T9"> - </text:span><text:span text:style-name="T18">Ground</text:span><text:span text:style-name="T10"> - </text:span><text:span text:style-name="T11">Pre</text:span><text:span text:style-name="T10">f</text:span><text:span text:style-name="T12">light</text:span></text:p>
      <text:p text:style-name="P2"/>
      <text:p text:style-name="P2">Before takeoff (hot start <text:span text:style-name="T4">or manually cold started</text:span>)</text:p>
      <text:list xml:id="list2559662330" text:style-name="L1">
        <text:list-item>
          <text:p text:style-name="P7">CANOPY<text:span text:style-name="T29"> ... </text:span>OPEN to rearm/refuel</text:p>
        </text:list-item>
        <text:list-item>
          <text:p text:style-name="P15"><text:span text:style-name="T13">O</text:span><text:span text:style-name="T14">xygen Switch</text:span><text:span text:style-name="T21"> ... </text:span><text:span text:style-name="T14">OXYGEN</text:span><text:span text:style-name="T21"> (left elbow)</text:span></text:p>
        </text:list-item>
        <text:list-item>
          <text:p text:style-name="P16"><text:span text:style-name="T21">S</text:span><text:span text:style-name="T20">TAB AUG ... ON (left elbow)</text:span></text:p>
        </text:list-item>
        <text:list-item>
          <text:p text:style-name="P17"><text:span text:style-name="T15">Radar Mode</text:span><text:span text:style-name="T23"> knob ... </text:span><text:span text:style-name="T13">STBY</text:span><text:span text:style-name="T23"> </text:span><text:span text:style-name="T24">(left console)</text:span></text:p>
        </text:list-item>
        <text:list-item>
          <text:p text:style-name="P8"><text:span text:style-name="T2">Shoulder Harness</text:span><text:span text:style-name="T3"> ... </text:span><text:span text:style-name="T2">Lock</text:span><text:span text:style-name="T3"> (forward) (left side of seat)</text:span></text:p>
        </text:list-item>
        <text:list-item>
          <text:p text:style-name="P9"><text:span text:style-name="T1">Spoiler Arm</text:span> switch ... <text:span text:style-name="T1">ARM</text:span> (left console front)</text:p>
        </text:list-item>
        <text:list-item>
          <text:p text:style-name="P18"><text:span text:style-name="T16">Altimeter</text:span><text:span text:style-name="T25"> ... </text:span><text:span text:style-name="T16">Set to </text:span><text:span text:style-name="T19">QFE or QNH</text:span><text:span text:style-name="T25"> with </text:span><text:span text:style-name="T26">pressure adjustment </text:span><text:span text:style-name="T25">knob </text:span><text:span text:style-name="T24">(instrument panel left)</text:span></text:p>
        </text:list-item>
        <text:list-item>
          <text:p text:style-name="P10"><text:span text:style-name="T1">Countermeasures and ECM</text:span> <text:span text:style-name="T5">(all on left eyebrow panel)</text:span>:</text:p>
          <text:list>
            <text:list-item>
              <text:p text:style-name="P11"><text:span text:style-name="T1">APR-27 ON/OFF</text:span> switch ... <text:span text:style-name="T1">ON</text:span> (RWR system)</text:p>
            </text:list-item>
            <text:list-item>
              <text:p text:style-name="P11"><text:span text:style-name="T1">ECM Selector</text:span> <text:span text:style-name="T5">k</text:span>nob ... <text:span text:style-name="T1">As desired</text:span> (assuming STBY means no ECM, REC means on lock, RPT means always on)</text:p>
            </text:list-item>
            <text:list-item>
              <text:p text:style-name="P11"><text:span text:style-name="T1">APR-25 on/off</text:span> switch ... <text:span text:style-name="T1">APR-25</text:span> (RRW system)</text:p>
            </text:list-item>
            <text:list-item>
              <text:p text:style-name="P13"><text:span text:style-name="T1">Countermeasures Power Toggle</text:span> switch ... <text:span text:style-name="T1">PWR</text:span></text:p>
            </text:list-item>
          </text:list>
        </text:list-item>
        <text:list-item>
          <text:p text:style-name="P12"><text:span text:style-name="T1">APN-153 Doppler Radar Mode</text:span> knob .. <text:span text:style-name="T1">LAND</text:span> or <text:span text:style-name="T1">SEA</text:span> (right console forward)</text:p>
        </text:list-item>
        <text:list-item>
          <text:p text:style-name="P12"><text:span text:style-name="T1">ASN-41 Function Selector</text:span> Knob ... <text:span text:style-name="T1">STBY</text:span> (right console forward)</text:p>
        </text:list-item>
        <text:list-item>
          <text:p text:style-name="P17"><text:span text:style-name="T17">Cabin Pressure</text:span><text:span text:style-name="T27"> Switch ... </text:span><text:span text:style-name="T17">NORM</text:span><text:span text:style-name="T27">?? </text:span><text:span text:style-name="T24">(right console middle, outboard)</text:span></text:p>
        </text:list-item>
        <text:list-item>
          <text:p text:style-name="P17"><text:span text:style-name="T13">I</text:span><text:span text:style-name="T17">NSTRUMENT</text:span><text:span text:style-name="T27"> and </text:span><text:span text:style-name="T17">CONSOLE</text:span><text:span text:style-name="T27"> lighting knobs ... As desired </text:span><text:span text:style-name="T28">(aft of right elbow)</text:span></text:p>
        </text:list-item>
        <text:list-item>
          <text:p text:style-name="P19"><text:span text:style-name="T16">C</text:span><text:span text:style-name="T7">anopy</text:span><text:span text:style-name="T22"> ... </text:span><text:span text:style-name="T7">Close</text:span></text:p>
        </text:list-item>
        <text:list-item>
          <text:p text:style-name="P14">Begin taxi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5T17:54:50.778000000</dc:date>
    <meta:editing-duration>PT12H5M46S</meta:editing-duration>
    <meta:editing-cycles>9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6" meta:word-count="198" meta:character-count="1081" meta:non-whitespace-character-count="927"/>
  </office:meta>
</office:document-meta>
</file>